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25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list-style-name="L19"/>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text-properties fo:font-weight="bold" style:font-weight-asian="bold" style:font-weight-complex="bold"/>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list-style-name="L22">
      <style:paragraph-properties fo:margin-top="0cm" fo:margin-bottom="0cm" style:contextual-spacing="false"/>
    </style:style>
    <style:style style:name="P26" style:family="paragraph" style:parent-style-name="Text_20_body" style:list-style-name="L23">
      <style:paragraph-properties fo:margin-top="0cm" fo:margin-bottom="0cm" style:contextual-spacing="false"/>
    </style:style>
    <style:style style:name="P27" style:family="paragraph" style:parent-style-name="Text_20_body" style:list-style-name="L24">
      <style:paragraph-properties fo:margin-top="0cm" fo:margin-bottom="0cm" style:contextual-spacing="false"/>
    </style:style>
    <style:style style:name="P28" style:family="paragraph" style:parent-style-name="Text_20_body" style:list-style-name="L25">
      <style:paragraph-properties fo:margin-top="0cm" fo:margin-bottom="0cm" style:contextual-spacing="false"/>
    </style:style>
    <style:style style:name="P29" style:family="paragraph" style:parent-style-name="Text_20_body">
      <style:text-properties officeooo:paragraph-rsid="00183216"/>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3"><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4"><text:a xlink:type="simple" xlink:href="#research-questions-nov-2024" text:style-name="Internet_20_link" text:visited-style-name="Visited_20_Internet_20_Link"><text:span text:style-name="Definition">Research Questions Nov 2024</text:span></text:a></text:p>
            </text:list-item>
            <text:list-item>
              <text:p text:style-name="P4"><text:a xlink:type="simple" xlink:href="#introduction" text:style-name="Internet_20_link" text:visited-style-name="Visited_20_Internet_20_Link"><text:span text:style-name="Definition">Introduction</text:span></text:a></text:p>
              <text:list text:style-name="L3">
                <text:list-item>
                  <text:p text:style-name="P5"><text:a xlink:type="simple" xlink:href="#notes-on-structure-of-the-chapter" text:style-name="Internet_20_link" text:visited-style-name="Visited_20_Internet_20_Link"><text:span text:style-name="Definition">Notes on structure of the chapter</text:span></text:a></text:p>
                </text:list-item>
              </text:list>
            </text:list-item>
            <text:list-item>
              <text:p text:style-name="P4"><text:a xlink:type="simple" xlink:href="#observations-discussion-on-playtesting-as-a-cultural-process" text:style-name="Internet_20_link" text:visited-style-name="Visited_20_Internet_20_Link"><text:span text:style-name="Definition">Observations / Discussion on Playtesting as a cultural process</text:span></text:a></text:p>
              <text:list text:style-name="L4">
                <text:list-item>
                  <text:p text:style-name="P6"><text:a xlink:type="simple" xlink:href="#impact-of-design-on-playtesting-behaviours-recap" text:style-name="Internet_20_link" text:visited-style-name="Visited_20_Internet_20_Link"><text:span text:style-name="Definition">Impact of Design on playtesting behaviours (RECAP)</text:span></text:a></text:p>
                </text:list-item>
                <text:list-item>
                  <text:p text:style-name="P6"><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5">
                    <text:list-item>
                      <text:p text:style-name="P7"><text:a xlink:type="simple" xlink:href="#summary-home-funds-and-rqs" text:style-name="Internet_20_link" text:visited-style-name="Visited_20_Internet_20_Link"><text:span text:style-name="Definition">Summary: Home Funds and RQs</text:span></text:a></text:p>
                    </text:list-item>
                    <text:list-item>
                      <text:p text:style-name="P7"><text:a xlink:type="simple" xlink:href="#playtesting-and-embodied-participation-in-the-games-of-others" text:style-name="Internet_20_link" text:visited-style-name="Visited_20_Internet_20_Link"><text:span text:style-name="Definition">Playtesting and embodied participation in the games of others</text:span></text:a></text:p>
                    </text:list-item>
                    <text:list-item>
                      <text:p text:style-name="P7"><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item>
                      <text:p text:style-name="P7"><text:a xlink:type="simple" xlink:href="#why-prioritise-local-playtesting-rather-than-participation-with-a-wider-online-community---and-how-are-they-different-in-character-perhaps-drop-if-not-needed-or-keep-really-short.-and-merge-up." text:style-name="Internet_20_link" text:visited-style-name="Visited_20_Internet_20_Link"><text:span text:style-name="Definition">Why prioritise local playtesting rather than participation with a wider online community - and how are they different in character? PERHAPS DROP IF NOT NEEDED OR KEEP REALLY SHORT. AND MERGE UP.</text:span></text:a></text:p>
                    </text:list-item>
                  </text:list>
                </text:list-item>
              </text:list>
            </text:list-item>
            <text:list-item>
              <text:p text:style-name="P4"><text:a xlink:type="simple" xlink:href="#impact-of-side-missions-and-maker-types-on-playtesting-behaviours" text:style-name="Internet_20_link" text:visited-style-name="Visited_20_Internet_20_Link"><text:span text:style-name="Definition">Impact of Side Missions and Maker Types on playtesting behaviours</text:span></text:a></text:p>
              <text:list text:style-name="L6">
                <text:list-item>
                  <text:p text:style-name="P8"><text:a xlink:type="simple" xlink:href="#reflection-on-impact-on-my-design-process" text:style-name="Internet_20_link" text:visited-style-name="Visited_20_Internet_20_Link"><text:span text:style-name="Definition">Reflection on impact on my design process</text:span></text:a></text:p>
                </text:list-item>
                <text:list-item>
                  <text:p text:style-name="P8"><text:a xlink:type="simple" xlink:href="#observations-on-making-styles" text:style-name="Internet_20_link" text:visited-style-name="Visited_20_Internet_20_Link"><text:span text:style-name="Definition">Observations on making styles</text:span></text:a></text:p>
                </text:list-item>
                <text:list-item>
                  <text:p text:style-name="P8"><text:a xlink:type="simple" xlink:href="#a-focus-on-the-value-of-changing-roles---especially-peer-teaching-as-reinforcing-learning" text:style-name="Internet_20_link" text:visited-style-name="Visited_20_Internet_20_Link"><text:span text:style-name="Definition">A focus on the value of changing roles - especially peer teaching as reinforcing learning</text:span></text:a></text:p>
                </text:list-item>
                <text:list-item>
                  <text:p text:style-name="P8"><text:a xlink:type="simple" xlink:href="#discussion-on-making-types-and-side-missions" text:style-name="Internet_20_link" text:visited-style-name="Visited_20_Internet_20_Link"><text:span text:style-name="Definition">Discussion on making types and side missions</text:span></text:a></text:p>
                  <text:list text:style-name="L7">
                    <text:list-item>
                      <text:p text:style-name="P9"><text:a xlink:type="simple" xlink:href="#moe" text:style-name="Internet_20_link" text:visited-style-name="Visited_20_Internet_20_Link"><text:span text:style-name="Definition">MoE</text:span></text:a></text:p>
                    </text:list-item>
                  </text:list>
                </text:list-item>
                <text:list-item>
                  <text:p text:style-name="P8"><text:a xlink:type="simple" xlink:href="#limitations-of-observations-and-careful-statements-of-potential" text:style-name="Internet_20_link" text:visited-style-name="Visited_20_Internet_20_Link"><text:span text:style-name="Definition">Limitations of observations and careful statements of potential</text:span></text:a></text:p>
                </text:list-item>
              </text:list>
            </text:list-item>
            <text:list-item>
              <text:p text:style-name="P4"><text:a xlink:type="simple" xlink:href="#observations-on-emerging-flexible-design-practices-more-on-interpersonal-level" text:style-name="Internet_20_link" text:visited-style-name="Visited_20_Internet_20_Link"><text:span text:style-name="Definition">Observations on emerging flexible design practices (MORE ON INTERPERSONAL LEVEL)</text:span></text:a></text:p>
              <text:list text:style-name="L8">
                <text:list-item>
                  <text:p text:style-name="P10"><text:a xlink:type="simple" xlink:href="#observations-and-evidence-on-flexible-design-practice" text:style-name="Internet_20_link" text:visited-style-name="Visited_20_Internet_20_Link"><text:span text:style-name="Definition">Observations and evidence on flexible design practice</text:span></text:a></text:p>
                </text:list-item>
                <text:list-item>
                  <text:p text:style-name="P10"><text:a xlink:type="simple" xlink:href="#discussion-on-flexible-design-practices" text:style-name="Internet_20_link" text:visited-style-name="Visited_20_Internet_20_Link"><text:span text:style-name="Definition">Discussion on Flexible Design Practices</text:span></text:a></text:p>
                  <text:list text:style-name="L9">
                    <text:list-item>
                      <text:p text:style-name="P11"><text:a xlink:type="simple" xlink:href="#the-potential-of-emergent-non-productive-activities" text:style-name="Internet_20_link" text:visited-style-name="Visited_20_Internet_20_Link"><text:span text:style-name="Definition">The potential of emergent “non-productive” activities</text:span></text:a></text:p>
                    </text:list-item>
                  </text:list>
                </text:list-item>
                <text:list-item>
                  <text:p text:style-name="P10"><text:a xlink:type="simple" xlink:href="#discussion-in-relation-to-other-research" text:style-name="Internet_20_link" text:visited-style-name="Visited_20_Internet_20_Link"><text:span text:style-name="Definition">Discussion in relation to other research</text:span></text:a></text:p>
                  <text:list text:style-name="L10">
                    <text:list-item>
                      <text:p text:style-name="P12"><text:a xlink:type="simple" xlink:href="#beyond-design-cycle-stages" text:style-name="Internet_20_link" text:visited-style-name="Visited_20_Internet_20_Link"><text:span text:style-name="Definition">- beyond design cycle stages</text:span></text:a></text:p>
                    </text:list-item>
                    <text:list-item>
                      <text:p text:style-name="P12"><text:a xlink:type="simple" xlink:href="#on-game-jamming" text:style-name="Internet_20_link" text:visited-style-name="Visited_20_Internet_20_Link"><text:span text:style-name="Definition">On Game Jamming</text:span></text:a></text:p>
                    </text:list-item>
                  </text:list>
                </text:list-item>
              </text:list>
            </text:list-item>
            <text:list-item>
              <text:p text:style-name="P4"><text:a xlink:type="simple" xlink:href="#discussion-of-three-dimension-of-agency-using-a-metaphorical-approach" text:style-name="Internet_20_link" text:visited-style-name="Visited_20_Internet_20_Link"><text:span text:style-name="Definition">Discussion of three dimension of agency using a metaphorical approach</text:span></text:a></text:p>
              <text:list text:style-name="L11">
                <text:list-item>
                  <text:p text:style-name="P13"><text:a xlink:type="simple" xlink:href="#justifying-the-use-of-metaphors-in-these-findings" text:style-name="Internet_20_link" text:visited-style-name="Visited_20_Internet_20_Link"><text:span text:style-name="Definition">Justifying the use of Metaphors in these FINDINGS</text:span></text:a></text:p>
                </text:list-item>
                <text:list-item>
                  <text:p text:style-name="P13"><text:a xlink:type="simple" xlink:href="#the-use-of-concepts-of-mediation-and-dual-stimulation-in-this-exploration-of-the-development-of-agency" text:style-name="Internet_20_link" text:visited-style-name="Visited_20_Internet_20_Link"><text:span text:style-name="Definition">The use of concepts of mediation and dual stimulation in this exploration of the development of agency</text:span></text:a></text:p>
                </text:list-item>
                <text:list-item>
                  <text:p text:style-name="P13"><text:a xlink:type="simple" xlink:href="#affordances-as-points-on-a-climbing-wall-to-support-understandings-of-instrumental-agency" text:style-name="Internet_20_link" text:visited-style-name="Visited_20_Internet_20_Link"><text:soft-page-break/><text:span text:style-name="Definition">Affordances as points on a climbing wall to support understandings of instrumental agency</text:span></text:a></text:p>
                </text:list-item>
                <text:list-item>
                  <text:p text:style-name="P13"><text:a xlink:type="simple" xlink:href="#discussion-on-agency-concerning-tools-and-resources-authenticity-in-particular" text:style-name="Internet_20_link" text:visited-style-name="Visited_20_Internet_20_Link"><text:span text:style-name="Definition">Discussion on agency concerning tools and resources (authenticity in particular)</text:span></text:a></text:p>
                </text:list-item>
                <text:list-item>
                  <text:p text:style-name="P13"><text:a xlink:type="simple" xlink:href="#playgrounds-and-sheltered-harbours-as-a-way-to-explore-conceptions-of-relational-agency---integrate-my-findings" text:style-name="Internet_20_link" text:visited-style-name="Visited_20_Internet_20_Link"><text:span text:style-name="Definition">Playgrounds and sheltered harbours as a way to explore conceptions of relational agency - INTEGRATE MY FINDINGS</text:span></text:a></text:p>
                  <text:list text:style-name="L12">
                    <text:list-item>
                      <text:p text:style-name="P14"><text:a xlink:type="simple" xlink:href="#how-to-seed-relational-practices-in-the-community-garden-of-the-program-growing-gardening-metaphors" text:style-name="Internet_20_link" text:visited-style-name="Visited_20_Internet_20_Link"><text:span text:style-name="Definition">How to seed relational practices in the community garden of the program / Growing / Gardening metaphors</text:span></text:a></text:p>
                    </text:list-item>
                    <text:list-item>
                      <text:p text:style-name="P14"><text:a xlink:type="simple" xlink:href="#the-freedoms-and-restrictions-of-playgrounds" text:style-name="Internet_20_link" text:visited-style-name="Visited_20_Internet_20_Link"><text:span text:style-name="Definition">The freedoms and restrictions of playgrounds</text:span></text:a></text:p>
                    </text:list-item>
                  </text:list>
                </text:list-item>
                <text:list-item>
                  <text:p text:style-name="P13"><text:a xlink:type="simple" xlink:href="#exploring-transformative-agency-using-the-metaphor-of-kedging-anchors" text:style-name="Internet_20_link" text:visited-style-name="Visited_20_Internet_20_Link"><text:span text:style-name="Definition">Exploring transformative agency using the metaphor of Kedging anchors</text:span></text:a></text:p>
                  <text:list text:style-name="L13">
                    <text:list-item>
                      <text:p text:style-name="P15"><text:a xlink:type="simple" xlink:href="#kedging-anchor-metaphor" text:style-name="Internet_20_link" text:visited-style-name="Visited_20_Internet_20_Link"><text:span text:style-name="Definition">Kedging anchor metaphor</text:span></text:a></text:p>
                    </text:list-item>
                  </text:list>
                </text:list-item>
              </text:list>
            </text:list-item>
            <text:list-item>
              <text:p text:style-name="P4"><text:a xlink:type="simple" xlink:href="#synthesis-section" text:style-name="Internet_20_link" text:visited-style-name="Visited_20_Internet_20_Link"><text:span text:style-name="Definition">Synthesis Section</text:span></text:a></text:p>
              <text:list text:style-name="L14">
                <text:list-item>
                  <text:p text:style-name="P16"><text:a xlink:type="simple" xlink:href="#synthesis---how-different-forms-of-agency-are-developed-and-transform-over-iterations-of-this-game-making-programme" text:style-name="Internet_20_link" text:visited-style-name="Visited_20_Internet_20_Link"><text:span text:style-name="Definition">SYNTHESIS - How different forms of agency are developed and transform over iterations of this game making programme</text:span></text:a></text:p>
                  <text:list text:style-name="L15">
                    <text:list-item>
                      <text:p text:style-name="P17"><text:a xlink:type="simple" xlink:href="#proposal-on-shifting-forms-of-agency." text:style-name="Internet_20_link" text:visited-style-name="Visited_20_Internet_20_Link"><text:span text:style-name="Definition">Proposal on shifting forms of agency.</text:span></text:a></text:p>
                    </text:list-item>
                  </text:list>
                </text:list-item>
                <text:list-item>
                  <text:p text:style-name="P16"><text:a xlink:type="simple" xlink:href="#synthesis---the-interaction-of-flexible-deign-practices-the-collection-of-game-design-patterns-stepwise-scaffolding-of-learning-environments-and-new-understandings-of-agency." text:style-name="Internet_20_link" text:visited-style-name="Visited_20_Internet_20_Link"><text:span text:style-name="Definition">Synthesis - The interaction of flexible deign practices, the collection of Game Design Patterns, stepwise scaffolding of learning environments and new understandings of agency.</text:span></text:a></text:p>
                  <text:list text:style-name="L16">
                    <text:list-item>
                      <text:p text:style-name="P18"><text:a xlink:type="simple" xlink:href="#returning-to-the-concept-of-computational-fluency-with-a-lens-of-agency" text:style-name="Internet_20_link" text:visited-style-name="Visited_20_Internet_20_Link"><text:span text:style-name="Definition">Returning to the concept of computational fluency with a lens of agency</text:span></text:a></text:p>
                    </text:list-item>
                  </text:list>
                </text:list-item>
              </text:list>
            </text:list-item>
            <text:list-item>
              <text:p text:style-name="P4"><text:a xlink:type="simple" xlink:href="#conclusion" text:style-name="Internet_20_link" text:visited-style-name="Visited_20_Internet_20_Link"><text:span text:style-name="Definition">Conclusion</text:span></text:a></text:p>
            </text:list-item>
            <text:list-item>
              <text:p text:style-name="P4"><text:a xlink:type="simple" xlink:href="#to-move-or-drop-from-chapter" text:style-name="Internet_20_link" text:visited-style-name="Visited_20_Internet_20_Link"><text:span text:style-name="Definition">TO MOVE OR DROP FROM CHAPTER</text:span></text:a></text:p>
              <text:list text:style-name="L17">
                <text:list-item>
                  <text:p text:style-name="P19"><text:a xlink:type="simple" xlink:href="#on-planned-and-emergent-activity" text:style-name="Internet_20_link" text:visited-style-name="Visited_20_Internet_20_Link"><text:span text:style-name="Definition">On planned and emergent activity)</text:span></text:a></text:p>
                </text:list-item>
              </text:list>
            </text:list-item>
            <text:list-item>
              <text:p text:style-name="P4"><text:a xlink:type="simple" xlink:href="#notes---moved-to-the-end-for-review" text:style-name="Internet_20_link" text:visited-style-name="Visited_20_Internet_20_Link"><text:span text:style-name="Definition">Notes - MOVED TO THE END FOR REVIEW</text:span></text:a></text:p>
              <text:list text:style-name="L18">
                <text:list-item>
                  <text:p text:style-name="P20"><text:a xlink:type="simple" xlink:href="#on-fluency" text:style-name="Internet_20_link" text:visited-style-name="Visited_20_Internet_20_Link"><text:span text:style-name="Definition">On Fluency</text:span></text:a></text:p>
                </text:list-item>
                <text:list-item>
                  <text:p text:style-name="P20"><text:a xlink:type="simple" xlink:href="#discussion-on-player-types---moved-from-chapter-6" text:style-name="Internet_20_link" text:visited-style-name="Visited_20_Internet_20_Link"><text:span text:style-name="Definition">Discussion on Player types - moved from chapter 6</text:span></text:a></text:p>
                </text:list-item>
                <text:list-item>
                  <text:p text:style-name="P20"><text:a xlink:type="simple" xlink:href="#removed-in-december---perhaps-rehome" text:style-name="Internet_20_link" text:visited-style-name="Visited_20_Internet_20_Link"><text:span text:style-name="Definition">Removed in December - perhaps rehome</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nov-2024"/>Research Questions Nov 2024<text:bookmark-end text:name="research-questions-nov-2024"/></text:h>
      <text:p text:style-name="Preformatted_20_Text">1. What contradictions arose in participation in this research’s game coding processes and how were they addressed?</text:p>
      <text:p text:style-name="Preformatted_20_Text">2. How can game design patterns support the development of computational fluency in novices?</text:p>
      <text:p text:style-name="Preformatted_20_Text">3. How can learners build agency in an evolving community of game makers?</text:p>
      <text:h text:style-name="Heading_20_2" text:outline-level="2"><text:bookmark-start text:name="introduction"/>Introduction<text:bookmark-end text:name="introduction"/></text:h>
      <text:p text:style-name="First_20_paragraph">This chapter explores emergent cultural and community activity, deepens discussion on interpersonal activity and implications for dimensions of tool use on learner agency.</text:p>
      <text:h text:style-name="Heading_20_3" text:outline-level="3"><text:bookmark-start text:name="notes-on-structure-of-the-chapter"/><text:soft-page-break/>Notes on structure of the chapter<text:bookmark-end text:name="notes-on-structure-of-the-chapter"/></text:h>
      <text:p text:style-name="First_20_paragraph">The guiding direction of this chapter is on how participants use the created and emerging cultural and practical tools of this game making program, particularly in reference to the building of agency?</text:p>
      <text:p text:style-name="Text_20_body">Thus mostly addressing RQ3. However to do this, the chapter builds on the work of previous chapters and in doing so discusses aspects of all three research questions.</text:p>
      <text:p text:style-name="Text_20_body">For example, in the previous chapter explored the use of GDPs in varied ways which combined to provide a useful structure to orient project work. The community themes is developed in this chapter in the following ways:</text:p>
      <text:list text:style-name="L19">
        <text:list-item>
          <text:p text:style-name="P21">playtesting as a social process; play testing and embodied participation in the games of others - community concepts and norming behaviour emerging during playtesting</text:p>
        </text:list-item>
        <text:list-item>
          <text:p text:style-name="P21">the impact / if any of the social missions and player types o</text:p>
        </text:list-item>
        <text:list-item>
          <text:p text:style-name="P21">the emergence and nurturing of flexible and complex design behaviours (beyond player types)</text:p>
        </text:list-item>
      </text:list>
      <text:p text:style-name="First_20_paragraph">The chapter then begins a discussion on the overall design context, tensions and evolution of tool use. Particular attention is given to the implications of design decisions and scaffolding approaches to tool use. WHAT RQS DOES THIS ANSWER AND WHY? STEER TO RQ3 ON AGENCY</text:p>
      <text:p text:style-name="Text_20_body">The chapter ends with a discussion on wider concerns of designing for learner agency. Here I synthesise analysis on processes which support learners to develop agency in this game making community and the role of different levels of authenticity.</text:p>
      <text:p text:style-name="Text_20_body">Some sections here including discussion on element of the introduced side missions explore how facilitators can encourage emergent processes as part of an introduced design. This discussion chapter uses this conceptual spectrum as a way to explore an analysis of different aspects of agency aand inclusive pedagogies.</text:p>
      <text:h text:style-name="Heading_20_2" text:outline-level="2"><text:bookmark-start text:name="observations-discussion-on-playtesting-as-a-cultural-process"/>Observations / Discussion on Playtesting as a cultural process<text:bookmark-end text:name="observations-discussion-on-playtesting-as-a-cultural-process"/></text:h>
      <text:p text:style-name="First_20_paragraph">The previous chapters have explored both designed and fortuitous changes to the learning design that become adopted by the community (HOW AND WHERE EXACTLY).</text:p>
      <text:p text:style-name="Text_20_body">I propose that the role of playtesting and period of activity given over to playtesting is crucial to the development of both planned an emergent activity.</text:p>
      <text:p text:style-name="Text_20_body">As explored in the literature review, playtesting is a process common to game making which corresponds to the evaluation phase of design thinking cycles and the process of user testing in HCI <text:reference-mark-start text:name="ZOTERO_ITEM CSL_CITATION {&quot;citationID&quot;:&quot;kuuxfith&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ibfc5BobiK"/>(Fullerton, 2018)<text:reference-mark-end text:name="ZOTERO_ITEM CSL_CITATION {&quot;citationID&quot;:&quot;kuuxfith&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ibfc5BobiK"/></text:p>
      <text:p text:style-name="Text_20_body">In this section, I review data to describe some of the emerging playtesting behaviours of participants in relation to the introduced learning design.</text:p>
      <text:p text:style-name="Text_20_body"><text:soft-page-break/>Summary of this section on playtesting</text:p>
      <text:list text:style-name="L20">
        <text:list-item>
          <text:p text:style-name="P22">why prioritise it?</text:p>
        </text:list-item>
      </text:list>
      <text:h text:style-name="Heading_20_3" text:outline-level="3"><text:bookmark-start text:name="impact-of-design-on-playtesting-behaviours-recap"/>Impact of Design on playtesting behaviours (RECAP)<text:bookmark-end text:name="impact-of-design-on-playtesting-behaviours-recap"/></text:h>
      <text:p text:style-name="First_20_paragraph">We have already explored how, x in Ch.5 , and y in Ch.6.</text:p>
      <text:p text:style-name="Text_20_body">RECAP HERE</text:p>
      <text:p text:style-name="Text_20_body">Later we look specifically at side missions (drama) &amp; player types</text:p>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P2">While the potential to add graphics was a core affordence of the starting processes of the templated game, the process of designing and sharing and the peer commentary on the process emergered as the sessions evolved.</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text:soft-page-break/>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citationID&quot;:&quot;pagduekd&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Mw3ywtuOXS"/>(Papert, 1980; Resnick, 2012)<text:reference-mark-end text:name="ZOTERO_ITEM CSL_CITATION {&quot;citationID&quot;:&quot;pagduekd&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Mw3ywtuOXS"/>. It also aligns with PBL literature which advocates the personalisation of projects and the value of exploring concepts using home funds of knowledge <text:reference-mark-start text:name="ZOTERO_ITEM CSL_CITATION {&quot;citationID&quot;:&quot;zhunukxh&quot;,&quot;properties&quot;:{&quot;formattedCitation&quot;:&quot;(Moje et al., 2001)&quot;,&quot;plainCitation&quot;:&quot;(Moje et al., 2001)&quot;,&quot;noteIndex&quot;:0},&quot;citationItems&quot;:[{&quot;id&quot;:3393,&quot;uris&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rIPZy5yvba"/>(Moje et al., 2001)<text:reference-mark-end text:name="ZOTERO_ITEM CSL_CITATION {&quot;citationID&quot;:&quot;zhunukxh&quot;,&quot;properties&quot;:{&quot;formattedCitation&quot;:&quot;(Moje et al., 2001)&quot;,&quot;plainCitation&quot;:&quot;(Moje et al., 2001)&quot;,&quot;noteIndex&quot;:0},&quot;citationItems&quot;:[{&quot;id&quot;:3393,&quot;uris&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rIPZy5yvba"/></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jbalbgzx&quot;,&quot;properties&quot;:{&quot;formattedCitation&quot;:&quot;(Gabler et al., 2005)&quot;,&quot;plainCitation&quot;:&quot;(Gabler et al., 2005)&quot;,&quot;noteIndex&quot;:0},&quot;citationItems&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KCHLHYsW6w"/>(Gabler et al., 2005)<text:reference-mark-end text:name="ZOTERO_ITEM CSL_CITATION {&quot;citationID&quot;:&quot;jbalbgzx&quot;,&quot;properties&quot;:{&quot;formattedCitation&quot;:&quot;(Gabler et al., 2005)&quot;,&quot;plainCitation&quot;:&quot;(Gabler et al., 2005)&quot;,&quot;noteIndex&quot;:0},&quot;citationItems&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KCHLHYsW6w"/>. HOW TO EXTEND?</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
      <text:p text:style-name="Text_20_body">Some children added additional playful elements to playtesting. Because these interactions were mobile between workstation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text:soft-page-break/>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Text_20_body">The process of play testing as a cultural process is explored in more depth in chapter six.</text:p>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NOTE THERE IS SOMETHING HERE ABOUT ME STEPPING BACK AND LETTING THE COMMUNITY EVOLVE.</text:p>
      <text:p text:style-name="Text_20_body">Ed gives a more technical explanation from involving the naming of the variable <text:span text:style-name="T3">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citationID&quot;:&quot;yyshtqjr&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9KsLKQvgUL"/>(Rogoff, 2003)<text:reference-mark-end text:name="ZOTERO_ITEM CSL_CITATION {&quot;citationID&quot;:&quot;yyshtqjr&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9KsLKQvgUL"/> on learning in community settings.</text:p>
      <text:p text:style-name="Text_20_body">There is an apparent tension in play here between encouraging individual agency of expression within the game and an evolving community tendency to norm peoples games to be more <text:span text:style-name="T3">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h text:style-name="Heading_20_4" text:outline-level="4"><text:bookmark-start text:name="why-prioritise-local-playtesting-rather-than-participation-with-a-wider-online-community---and-how-are-they-different-in-character-perhaps-drop-if-not-needed-or-keep-really-short.-and-merge-up."/><text:soft-page-break/>Why prioritise local playtesting rather than participation with a wider online community - and how are they different in character? PERHAPS DROP IF NOT NEEDED OR KEEP REALLY SHORT. AND MERGE UP.<text:bookmark-end text:name="why-prioritise-local-playtesting-rather-than-participation-with-a-wider-online-community---and-how-are-they-different-in-character-perhaps-drop-if-not-needed-or-keep-really-short.-and-merge-up."/></text:h>
      <text:p text:style-name="First_20_paragraph">While a lot of other research has focused on community as an online phenomenon, in this research that aspect has not been explored.</text:p>
      <text:p text:style-name="Text_20_body">This section explores my decision to prioritise local playtesting rather than participation with a wider online community as well as how are they different in character.</text:p>
      <text:p text:style-name="Text_20_body">One reason was practical, a suitable online community pitched at children or even at novices was not apparent using the chosen tools set.</text:p>
      <text:p text:style-name="Text_20_body">The advantages of this decision is that interactions play out off the screen, the limited games available increase community interaction, as participants drew only from a small pool of locally created games.</text:p>
      <text:p text:style-name="Text_20_body">While there is convincing research on on how online community can engender feelings of agency and motivation [ROQUE AND ITO AND GEE], I chose not to connect with existing online communities in this learning design. Online communities can serve as a form of authentic feedback as explored in the Scratch and New Grounds community websites. However, the process of being involved in an online community and in addition learning the processes of participation diverts time and focus from other activities including real life playtesting.</text:p>
      <text:p text:style-name="Text_20_body">In addition, the diversity of creations available on a online community may also have detracted from the more shared experience of the template used. Not offering a choice of starting game helped this shared technical and cultural base.</text:p>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4" text:outline-level="4"><text:bookmark-start text:name="observations-on-making-styles"/>Observations on making styles<text:bookmark-end text:name="observations-on-making-styles"/></text:h>
      <text:p text:style-name="First_20_paragraph">This section returns to game making types explored in Chapter 5. TO DEVELOP</text:p>
      <text:p text:style-name="Text_20_body"><text:soft-page-break/>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text:p>
      <text:p text:style-name="Text_20_body">Other players created impossible or overly easy game levels.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prwlykvr&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2t1BV9UcrS"/>(Sutton-smith, 2001)<text:reference-mark-end text:name="ZOTERO_ITEM CSL_CITATION {&quot;citationID&quot;:&quot;prwlykvr&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2t1BV9UcrS"/>.</text:p>
      <text:p text:style-name="Text_20_body">The process of exploring identity via side missions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h text:style-name="Heading_20_4" text:outline-level="4"><text:bookmark-start text:name="a-focus-on-the-value-of-changing-roles---especially-peer-teaching-as-reinforcing-learning"/>A focus on the value of changing roles - especially peer teaching as reinforcing learning<text:bookmark-end text:name="a-focus-on-the-value-of-changing-roles---especially-peer-teaching-as-reinforcing-learning"/></text:h>
      <text:p text:style-name="First_20_paragraph">A role or style that is not fully captured is that of peer learning, although it is implied within the socialisers and magpie makers.</text:p>
      <text:p text:style-name="Text_20_body">CAN THIS BE ADDED INTO THE CODING SCHEMA</text:p>
      <text:h text:style-name="Heading_20_3" text:outline-level="3"><text:bookmark-start text:name="discussion-on-making-types-and-side-missions"/>Discussion on making types and side missions<text:bookmark-end text:name="discussion-on-making-types-and-side-missions"/></text:h>
      <text:p text:style-name="First_20_paragraph">THIS WOULD NEED MORE DISCUSSION OR INTRODUCTION - PLAYER TYPES NOT IN CHAPTER 5 ANY MORE</text:p>
      <text:p text:style-name="P29">Begin discussion with reference to <text:reference-mark-start text:name="ZOTERO_ITEM CSL_CITATION {&quot;citationID&quot;:&quot;huhlfeho&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NMQQoKoN26"/><text:span text:style-name="T8">(Gutiérrez and Rogoff, 2003)</text:span><text:reference-mark-end text:name="ZOTERO_ITEM CSL_CITATION {&quot;citationID&quot;:&quot;huhlfeho&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NMQQoKoN26"/> on “Helping Students Learn: Having Styles or Participating in Practices”, and a careful statement to avoid over generalisation here, but at the same time recognise the value of emerging practices and styles.</text:p>
      <text:p text:style-name="Text_20_body">Thus I am not suggesting that these styles make up a ridgid typology to be replicated in other settings, instead, in line with Gutierrez and Rogoff <text:reference-mark-start text:name="ZOTERO_ITEM CSL_CITATION {&quot;citationID&quot;:&quot;jtjhgpgd&quot;,&quot;properties&quot;:{&quot;formattedCitation&quot;:&quot;(2003:20)&quot;,&quot;plainCitation&quot;:&quot;(2003:20)&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0&quot;,&quot;suppress-author&quot;:true,&quot;prefix&quot;:&quot;&quot;}],&quot;schema&quot;:&quot;https://github.com/citation-style-language/schema/raw/master/csl-citation.json&quot;} RNDXGhUv1WBub"/>(2003:20)<text:reference-mark-end text:name="ZOTERO_ITEM CSL_CITATION {&quot;citationID&quot;:&quot;jtjhgpgd&quot;,&quot;properties&quot;:{&quot;formattedCitation&quot;:&quot;(2003:20)&quot;,&quot;plainCitation&quot;:&quot;(2003:20)&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0&quot;,&quot;suppress-author&quot;:true,&quot;prefix&quot;:&quot;&quot;}],&quot;schema&quot;:&quot;https://github.com/citation-style-language/schema/raw/master/csl-citation.json&quot;} RNDXGhUv1WBub"/> , that the process of co-constructing understanding and communication about learning styles can “support the changing nature of participation and the forms of assistance provided in joint activity.”</text:p>
      <text:h text:style-name="Heading_20_4" text:outline-level="4"><text:bookmark-start text:name="moe"/><text:soft-page-break/>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2" text:outline-level="2"><text:bookmark-start text:name="observations-on-emerging-flexible-design-practices-more-on-interpersonal-level"/>Observations on emerging flexible design practices (MORE ON INTERPERSONAL LEVEL)<text:bookmark-end text:name="observations-on-emerging-flexible-design-practices-more-on-interpersonal-level"/></text:h>
      <text:p text:style-name="First_20_paragraph">This section outlines additional video and observational evidence on community and social activity which contributes to the research area on project and design approaches to learning coding. This section outlines and analyses potential useful practices which I characterise as <text:span text:style-name="T3">flexible design practices</text:span> used a counterpoint to a potentially more prescriptive interpretation of design thinking stages.</text:p>
      <text:p text:style-name="Text_20_body">This characterisation can be seen in some of the entries of the previous chapter which outlined x, y and z. The use of GDPs here can be seen to be quite flexisble</text:p>
      <text:p text:style-name="Text_20_body">This includes emerging norms, DoL, and community behaviour.</text:p>
      <text:p text:style-name="Text_20_body">This section discusses some of the outcomes stemming from interventions and emergent participant responses in the area of peer and individual working practices.</text:p>
      <text:p text:style-name="Text_20_body">In Chapter 5, one of area of contractions was the dysfunctional group work which was freed up by allowing greater atomisation and greater scaffolding of tool use.</text:p>
      <text:p text:style-name="Text_20_body">Chapter five outlined examples of GDPS being used as a lingua franca in playtesting sessions for <text:soft-page-break/>a variety of collaborative work from feedback to direct requests for help from peers.</text:p>
      <text:p text:style-name="Text_20_body">ARE THERE ARE OTHER STUDIES WHICH ENCOURAGE THIS?</text:p>
      <text:h text:style-name="Heading_20_4" text:outline-level="4"><text:bookmark-start text:name="observations-and-evidence-on-flexible-design-practice"/>Observations and evidence on flexible design practice<text:bookmark-end text:name="observations-and-evidence-on-flexible-design-practice"/></text:h>
      <text:p text:style-name="First_20_paragraph">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P23">Describing Design Cycles as a design process for novices</text:p>
      <text:p text:style-name="Text_20_body">As explored in the literature review design stages as a conceptual design tool is common in CS education, e.g. Resnick’s creative learning spiral <text:reference-mark-start text:name="ZOTERO_ITEM CSL_CITATION {&quot;citationID&quot;:&quot;gutrzqtc&quot;,&quot;properties&quot;:{&quot;formattedCitation&quot;:&quot;(Resnick, 2007:2)&quot;,&quot;plainCitation&quot;:&quot;(Resnick, 2007:2)&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l20Tf1itJP"/>(Resnick, 2007:2)<text:reference-mark-end text:name="ZOTERO_ITEM CSL_CITATION {&quot;citationID&quot;:&quot;gutrzqtc&quot;,&quot;properties&quot;:{&quot;formattedCitation&quot;:&quot;(Resnick, 2007:2)&quot;,&quot;plainCitation&quot;:&quot;(Resnick, 2007:2)&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l20Tf1itJP"/>.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D&quot;:&quot;ezfxdzbw&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5cP2LyFxCx"/>(Kuby, 2016)<text:reference-mark-end text:name="ZOTERO_ITEM CSL_CITATION {&quot;citationID&quot;:&quot;ezfxdzbw&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5cP2LyFxCx"/></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citationID&quot;:&quot;oplrcnth&quot;,&quot;properties&quot;:{&quot;formattedCitation&quot;:&quot;(Resnick, 2007:2)&quot;,&quot;plainCitation&quot;:&quot;(Resnick, 2007:2)&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qXflGkvTee"/>(Resnick, 2007:2)<text:reference-mark-end text:name="ZOTERO_ITEM CSL_CITATION {&quot;citationID&quot;:&quot;oplrcnth&quot;,&quot;properties&quot;:{&quot;formattedCitation&quot;:&quot;(Resnick, 2007:2)&quot;,&quot;plainCitation&quot;:&quot;(Resnick, 2007:2)&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qXflGkvTee"/>. The following writing discusses the value of flexible approach to design processes observated in my research.</text:p>
      <text:h text:style-name="Heading_20_3" text:outline-level="3"><text:bookmark-start text:name="discussion-on-flexible-design-practices"/>Discussion on Flexible Design Practices<text:bookmark-end text:name="discussion-on-flexible-design-practices"/></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h text:style-name="Heading_20_4" text:outline-level="4"><text:bookmark-start text:name="the-potential-of-emergent-non-productive-activities"/><text:soft-page-break/>The potential of emergent “non-productive” activities<text:bookmark-end text:name="the-potential-of-emergent-non-productive-activities"/></text:h>
      <text:p text:style-name="First_20_paragraph">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3">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1" table:style-name="Table1">
        <table:table-column table:style-name="Table1.A" table:number-columns-repeated="2"/>
        <table:table-header-rows>
          <table:table-row>
            <table:table-cell table:style-name="Table1.A1" office:value-type="string">
              <text:p text:style-name="Table_20_Heading">Participant Dialogue</text:p>
            </table:table-cell>
            <table:table-cell table:style-name="Table1.A1" office:value-type="string">
              <text:p text:style-name="Table_20_Heading">Participant Gestures &amp; Activities</text:p>
            </table:table-cell>
          </table:table-row>
        </table:table-header-rows>
        <table:table-row>
          <table:table-cell table:style-name="Table1.A1" office:value-type="string">
            <text:p text:style-name="Standard"/>
          </table:table-cell>
          <table:table-cell table:style-name="Table1.A1" office:value-type="string">
            <text:p text:style-name="Table_20_Contents">Nadine has just rapidly demonstrated how to bring a created graphical element into the game</text:p>
          </table:table-cell>
        </table:table-row>
        <table:table-row>
          <table:table-cell table:style-name="Table1.A1" office:value-type="string">
            <text:p text:style-name="Table_20_Contents"><text:span text:style-name="T1">Molly:</text:span> How did you do that so quickly? I’ve got to like, carefully…</text:p>
          </table:table-cell>
          <table:table-cell table:style-name="Table1.A1" office:value-type="string">
            <text:p text:style-name="Table_20_Contents">Molly makes hand gestures to show a sense of hesitant keyboard use)</text:p>
          </table:table-cell>
        </table:table-row>
        <table:table-row>
          <table:table-cell table:style-name="Table1.A1" office:value-type="string">
            <text:p text:style-name="Standard"/>
          </table:table-cell>
          <table:table-cell table:style-name="Table1.A1" office:value-type="string">
            <text:p text:style-name="Table_20_Contents">A parent peer next toA Molly laughs. Nadine, the child of Molly bounces up in place and smiles broadly.</text:p>
          </table:table-cell>
        </table:table-row>
      </table:table>
      <text:p text:style-name="First_20_paragraph">In summary, it is of value to create spaces to leverage the potential of these in-between moments for participants.</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text:soft-page-break/>identify and specialism here.</text:p>
      <text:p text:style-name="Text_20_body">This a concept is developed later in this discussion.</text:p>
      <text:h text:style-name="Heading_20_3" text:outline-level="3"><text:bookmark-start text:name="discussion-in-relation-to-other-research"/>Discussion in relation to other research<text:bookmark-end text:name="discussion-in-relation-to-other-research"/></text:h>
      <text:h text:style-name="Heading_20_4" text:outline-level="4"><text:bookmark-start text:name="beyond-design-cycle-stages"/>- beyond design cycle stages<text:bookmark-end text:name="beyond-design-cycle-stages"/></text:h>
      <text:p text:style-name="First_20_paragraph">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vztxzrme&quot;,&quot;properties&quot;:{&quot;formattedCitation&quot;:&quot;(Goddard et al., 2014)&quot;,&quot;plainCitation&quot;:&quot;(Goddard et al.,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ePNtggP8YV"/>(Goddard et al., 2014)<text:reference-mark-end text:name="ZOTERO_ITEM CSL_CITATION {&quot;citationID&quot;:&quot;vztxzrme&quot;,&quot;properties&quot;:{&quot;formattedCitation&quot;:&quot;(Goddard et al., 2014)&quot;,&quot;plainCitation&quot;:&quot;(Goddard et al.,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ePNtggP8YV"/>.</text:p>
      <text:p text:style-name="Text_20_body">Other relevant perspectives include rhizomatic design approaches <text:reference-mark-start text:name="ZOTERO_ITEM CSL_CITATION {&quot;citationID&quot;:&quot;gbqfqnzh&quot;,&quot;properties&quot;:{&quot;formattedCitation&quot;:&quot;(de Freitas, 2012)&quot;,&quot;plainCitation&quot;:&quot;(de Freitas, 2012)&quot;,&quot;noteIndex&quot;:0},&quot;citationItems&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byjquyw1HV"/>(de Freitas, 2012)<text:reference-mark-end text:name="ZOTERO_ITEM CSL_CITATION {&quot;citationID&quot;:&quot;gbqfqnzh&quot;,&quot;properties&quot;:{&quot;formattedCitation&quot;:&quot;(de Freitas, 2012)&quot;,&quot;plainCitation&quot;:&quot;(de Freitas, 2012)&quot;,&quot;noteIndex&quot;:0},&quot;citationItems&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byjquyw1HV"/>. Research exists on the promise of rhizomatic approaches design thinking in creative educational programmes <text:reference-mark-start text:name="ZOTERO_ITEM CSL_CITATION {&quot;citationID&quot;:&quot;aipvgrmm&quot;,&quot;properties&quot;:{&quot;formattedCitation&quot;:&quot;(Biffi et al., 2017)&quot;,&quot;plainCitation&quot;:&quot;(Biffi et al.,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XjfVjdZrPc"/>(Biffi et al., 2017)<text:reference-mark-end text:name="ZOTERO_ITEM CSL_CITATION {&quot;citationID&quot;:&quot;aipvgrmm&quot;,&quot;properties&quot;:{&quot;formattedCitation&quot;:&quot;(Biffi et al., 2017)&quot;,&quot;plainCitation&quot;:&quot;(Biffi et al.,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XjfVjdZrPc"/>. However researcher identify significant competencies required including to “identify and synthesize the body of technical and even complex knowledge into a feasible structure” <text:reference-mark-start text:name="ZOTERO_ITEM CSL_CITATION {&quot;citationID&quot;:&quot;epqsitfx&quot;,&quot;properties&quot;:{&quot;formattedCitation&quot;:&quot;(Biffi et al., 2017:972)&quot;,&quot;plainCitation&quot;:&quot;(Biffi et al., 2017:972)&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BaHnfmHaxX"/>(Biffi et al., 2017:972)<text:reference-mark-end text:name="ZOTERO_ITEM CSL_CITATION {&quot;citationID&quot;:&quot;epqsitfx&quot;,&quot;properties&quot;:{&quot;formattedCitation&quot;:&quot;(Biffi et al., 2017:972)&quot;,&quot;plainCitation&quot;:&quot;(Biffi et al., 2017:972)&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BaHnfmHaxX"/>, which are not well-aligned with the age group of this context.</text:p>
      <text:p text:style-name="Text_20_body">However, in this context the link is imiled or ther eare otehr problems with framing as rhizomatic metaphor in terms of communicating the essence of the flexible approach beyond academic audience.</text:p>
      <text:h text:style-name="Heading_20_4" text:outline-level="4"><text:bookmark-start text:name="on-game-jamming"/>On Game Jamming<text:bookmark-end text:name="on-game-jamming"/></text:h>
      <text:p text:style-name="First_20_paragraph">So instead of rhizomatic design process, I propose that the tools, process and the community in this study mutually encourage an improvisational approach often referred to as jamming.</text:p>
      <text:p text:style-name="Text_20_body">NOTE - Explore jamming in relation to lit review concepts and data of the chapter.</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Recent research posits that Game Jams can be profitably used in formal education contexts <text:reference-mark-start text:name="ZOTERO_ITEM CSL_CITATION {&quot;citationID&quot;:&quot;joprhuhi&quot;,&quot;properties&quot;:{&quot;formattedCitation&quot;:&quot;(Aurava 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pcBHsjvjoz"/>(Aurava et al., 2021)<text:reference-mark-end text:name="ZOTERO_ITEM CSL_CITATION {&quot;citationID&quot;:&quot;joprhuhi&quot;,&quot;properties&quot;:{&quot;formattedCitation&quot;:&quot;(Aurava 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pcBHsjvjoz"/>, although there is scant guidance on how to address potentially problematic issues (list these). A complementary approach would be to significantly adapt the overall Game Jam format and to add greater scaffolding to the process as in the learning design of this research.</text:p>
      <text:p text:style-name="Text_20_body">Examples - move examples up?</text:p>
      <text:p text:style-name="Text_20_body">Within the concept of jamming, activity which is casual seemingly non-productive can still transmit useful information to guide collaborative practices. As per above and examples in Appedix ? Find.</text:p>
      <text:p text:style-name="P29"><text:soft-page-break/>I propose that the concept of jamming can be introduced and supported as a way of encouraging co-development of practices and making styles as proposed by Gutiérrez and Rogoff <text:reference-mark-start text:name="ZOTERO_ITEM CSL_CITATION {&quot;citationID&quot;:&quot;sdrjuyxw&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4MASHPWkkL"/><text:span text:style-name="T8">(Gutiérrez and Rogoff, 2003)</text:span><text:reference-mark-end text:name="ZOTERO_ITEM CSL_CITATION {&quot;citationID&quot;:&quot;sdrjuyxw&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4MASHPWkkL"/></text:p>
      <text:h text:style-name="Heading_20_2" text:outline-level="2"><text:bookmark-start text:name="discussion-of-three-dimension-of-agency-using-a-metaphorical-approach"/>Discussion of three dimension of agency using a metaphorical approach<text:bookmark-end text:name="discussion-of-three-dimension-of-agency-using-a-metaphorical-approach"/></text:h>
      <text:p text:style-name="First_20_paragraph">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h text:style-name="Heading_20_3" text:outline-level="3"><text:bookmark-start text:name="justifying-the-use-of-metaphors-in-these-findings"/>Justifying the use of Metaphors in these FINDINGS<text:bookmark-end text:name="justifying-the-use-of-metaphors-in-these-findings"/></text:h>
      <text:p text:style-name="First_20_paragraph">A mixed readership for this research is hoped for as relevant to pracitioners and some of the break down of agency is quite academic in tone and potentialy opaque.</text:p>
      <text:p text:style-name="Text_20_body">There is a good tradition of metaphors in this space with Papert’s low thresholds, high ceilings and wide walls concept. INSERT IN LR, PERHAPS IN TRANSITION FROM MICROWORLDS TO SCRATCH AND DESIGN BUILD TEST GAME MAKING.</text:p>
      <text:p text:style-name="Text_20_body">Metaphors are another vehicle to explore concepts, and different means of representation are a valid from of inclusive communication [UDL link]</text:p>
      <text:h text:style-name="Heading_20_3" text:outline-level="3"><text:bookmark-start text:name="the-use-of-concepts-of-mediation-and-dual-stimulation-in-this-exploration-of-the-development-of-agency"/>The use of concepts of mediation and dual stimulation in this exploration of the development of agency<text:bookmark-end text:name="the-use-of-concepts-of-mediation-and-dual-stimulation-in-this-exploration-of-the-development-of-agency"/></text:h>
      <text:p text:style-name="First_20_paragraph">As previously explored, varied conceptions of agency exist including: instrumental, authorial and transformative agency <text:reference-mark-start text:name="ZOTERO_ITEM CSL_CITATION {&quot;citationID&quot;:&quot;hwmmwmhe&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oK3f6YVXKd"/>(Matusov et al., 2016)<text:reference-mark-end text:name="ZOTERO_ITEM CSL_CITATION {&quot;citationID&quot;:&quot;hwmmwmhe&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oK3f6YVXKd"/>. (See methodology chapter).</text:p>
      <text:p text:style-name="Text_20_body">This section explores these conceptions using the core AT concepts of mediation and dual stimulation explored in Chapter 3 to illuminate pedagogical development related to the interaction of designed and emergent tools and processes, shedding light on dimensions of participant agency.</text:p>
      <text:p text:style-name="Text_20_body">To summarise similarities and distinctions between mediation and double stimulation we can say X &amp; Y.</text:p>
      <text:p text:style-name="Text_20_body">SHIFT SOME OF THE BELOW TO THE THEORETICAL FRAMEWORK CHAPTER.</text:p>
      <text:p text:style-name="Text_20_body">RECAP KEY ELEMENTS FROM CHAPTER 3. LIke:</text:p>
      <text:list text:style-name="L21">
        <text:list-item>
          <text:p text:style-name="P24"><text:soft-page-break/>THE DIFFERENCE BETWEEN TOOLS AS MEDIATING TOOLS AND DOUBLE STIMULATION.</text:p>
        </text:list-item>
        <text:list-item>
          <text:p text:style-name="P24">primary and secondary tools / stimulation</text:p>
        </text:list-item>
        <text:list-item>
          <text:p text:style-name="P24">that there are many possible stimuli in a modern environment (find source )</text:p>
        </text:list-item>
      </text:list>
      <text:h text:style-name="Heading_20_3" text:outline-level="3"><text:bookmark-start text:name="affordances-as-points-on-a-climbing-wall-to-support-understandings-of-instrumental-agency"/>Affordances as points on a climbing wall to support understandings of instrumental agency<text:bookmark-end text:name="affordances-as-points-on-a-climbing-wall-to-support-understandings-of-instrument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ddjiyxqv&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Vkuu7haDT6"/>(Matusov et al., 2016:433)<text:reference-mark-end text:name="ZOTERO_ITEM CSL_CITATION {&quot;citationID&quot;:&quot;ddjiyxqv&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Vkuu7haDT6"/>. But may remove authroial or relational agency.</text:p>
      <text:p text:style-name="Text_20_body">As an example take the tensions surrounding authenticity of coding web development language, coding environment and documentation. my choice of curated collection of docs prevented friction and potential confusion if using real developer documents.</text:p>
      <text:p text:style-name="Text_20_body">In this design, participants aim for affordances as visible points.</text:p>
      <text:p text:style-name="Text_20_body">In the design above such points include: regular play-testing; the use of documentation; and highlighted variables and level structure in the quick start stage.</text:p>
      <text:p text:style-name="Text_20_body">To incorporate the utility of previously used affordances within the community, we can imagine a climbing rock-face metaphor of a lead climber leaving a trail for others behind. Or in a training environment of a climbing wall, attaching colours to a particular route designed to suit a particular skill level.</text:p>
      <text:p text:style-name="Text_20_body">The role of the faciliator in this metaphor is to structure the climber journey to the top.</text:p>
      <text:p text:style-name="Text_20_body">This my be done by - defining or reducing the use use of specialised terminology or - hiding away un-needed complexity. - signposting issues<text:line-break/>- imagining the lines of sight of the learner. try to remove large obstacles to potential anchour points.</text:p>
      <text:p text:style-name="Text_20_body">LINK TO EXISTING WORK ON AFFORDENCES FROM SOCIAL CULTURAL PERSPECTIVE. LINK TO AT theory NARDI ON AFFORDENCES AND TECH FOR EXAMPLE AND ROUND UP THE CONSTRUCTIONIST UNDERSTANDING OF AFFORDANCES AND BLACK BOXING</text:p>
      <text:h text:style-name="Heading_20_3" text:outline-level="3"><text:bookmark-start text:name="discussion-on-agency-concerning-tools-and-resources-authenticity-in-particular"/>Discussion on agency concerning tools and resources (authenticity in particular)<text:bookmark-end text:name="discussion-on-agency-concerning-tools-and-resources-authenticity-in-particular"/></text:h>
      <text:p text:style-name="First_20_paragraph">MOVE MUCH OF THIS TO THE AFFORDENCES SECTION ABOVE IF SUITABLE - THEN MOVE SOME ELEMENTS OF DUAL STIMULATION TO THAT SECTION ON AFFORDENCES.</text:p>
      <text:p text:style-name="Text_20_body"><text:soft-page-break/>Chapter 5 exposed the tensions that developed in the activity systems and subsequent evolution the tools used include code authoring environment, supporting resources of printed and digital format.</text:p>
      <text:p text:style-name="Text_20_body">This section analyse these tensions in more depth, CAN THIS JUST BE A SUMMARY OF PREVIOUS CHAPTERS QUICKLY EXPRESSED? TABLE? BEFORE MOVING INTO METAPHOR SECTION?</text:p>
      <text:p text:style-name="Text_20_body">In particular the intersection of authenticity in tool use and participant agency. DOES THIS HAPPEN? - IF SO WHERE</text:p>
      <text:p text:style-name="Text_20_body">WHERE IS THIS CLARIFIED? WHY IS IT IMPORTANT? While the affordances built into the code playground are valid secondary stimuli in initial in helping to seed initial activity, supporting documentation can be seen as a form of secondary stimulation more aligned to the process of building agency.</text:p>
      <text:p text:style-name="Text_20_body">DOES SOME OF THIS LIVE IN CHAPTER 5 IN THE DESIGN NARRATIVE?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 CHAPT 5</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 CH.5 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D&quot;:&quot;qjhiclyp&quot;,&quot;properties&quot;:{&quot;formattedCitation&quot;:&quot;(Pogue, 2017)&quot;,&quot;plainCitation&quot;:&quot;(Pogue, 2017)&quot;,&quot;noteIndex&quot;:0},&quot;citationItems&quot;:[{&quot;id&quot;:9233,&quot;uris&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6bVO7HCIeg"/>(Pogue, 2017)<text:reference-mark-end text:name="ZOTERO_ITEM CSL_CITATION {&quot;citationID&quot;:&quot;qjhiclyp&quot;,&quot;properties&quot;:{&quot;formattedCitation&quot;:&quot;(Pogue, 2017)&quot;,&quot;plainCitation&quot;:&quot;(Pogue, 2017)&quot;,&quot;noteIndex&quot;:0},&quot;citationItems&quot;:[{&quot;id&quot;:9233,&quot;uris&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6bVO7HCIeg"/>. CH 5.</text:p>
      <text:p text:style-name="Text_20_body">This curated replication of authentic process of finding and incorporating code snippets into the starting template supported the development of skills used in professional coding communities.</text:p>
      <text:p text:style-name="Text_20_body">The careful alignment between navigational documentation and the participants driving objectives of the mid-level activity system of implementing a game element, also helped avoid mismatch between task and tools described above as mismatch between primary and secondary stimuli.</text:p>
      <text:p text:style-name="Text_20_body">The process aligns with the concept of just-in-time instruction.</text:p>
      <text:p text:style-name="Text_20_body">While the genesis of processes in P1 authorial agency, if repeated this process of careful alignment would represent instrumental agency. DROP?</text:p>
      <text:p text:style-name="Text_20_body"><text:soft-page-break/>Other affordances of the design would encourage greater authorial (and relational agency), for example those designed to build user’s sense of belonging in the game making community.</text:p>
      <text:p text:style-name="P29">MOVE - NOT ALIGHED TO THIS SECTION - Integrate research on engendering authorial and transformative agency <text:reference-mark-start text:name="ZOTERO_ITEM CSL_CITATION {&quot;citationID&quot;:&quot;lvkgisqz&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1mTgOG9jVO"/><text:span text:style-name="T8">(Engeström, 2006; Haapasaari et al., 2016; Sannino et al., 2016)</text:span><text:reference-mark-end text:name="ZOTERO_ITEM CSL_CITATION {&quot;citationID&quot;:&quot;lvkgisqz&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1mTgOG9jVO"/>.</text:p>
      <text:h text:style-name="Heading_20_3" text:outline-level="3"><text:bookmark-start text:name="playgrounds-and-sheltered-harbours-as-a-way-to-explore-conceptions-of-relational-agency---integrate-my-findings"/>Playgrounds and sheltered harbours as a way to explore conceptions of relational agency - INTEGRATE MY FINDINGS<text:bookmark-end text:name="playgrounds-and-sheltered-harbours-as-a-way-to-explore-conceptions-of-relational-agency---integrate-my-finding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sblzsfmw&quot;,&quot;properties&quot;:{&quot;formattedCitation&quot;:&quot;(Hagge, 2018)&quot;,&quot;plainCitation&quot;:&quot;(Hagge, 2018)&quot;,&quot;noteIndex&quot;:0},&quot;citationItems&quot;:[{&quot;id&quot;:8853,&quot;uris&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ZK9e2sabz8"/>(Hagge, 2018)<text:reference-mark-end text:name="ZOTERO_ITEM CSL_CITATION {&quot;citationID&quot;:&quot;sblzsfmw&quot;,&quot;properties&quot;:{&quot;formattedCitation&quot;:&quot;(Hagge, 2018)&quot;,&quot;plainCitation&quot;:&quot;(Hagge, 2018)&quot;,&quot;noteIndex&quot;:0},&quot;citationItems&quot;:[{&quot;id&quot;:8853,&quot;uris&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ZK9e2sabz8"/>. Thus to make one addition to the metaphor this design is like a sea-harbour, tools like Scratch are like a swimming pool.</text:p>
      <text:h text:style-name="Heading_20_4" text:outline-level="4"><text:bookmark-start text:name="how-to-seed-relational-practices-in-the-community-garden-of-the-program-growing-gardening-metaphors"/>How to seed relational practices in the community garden of the program / Growing / Gardening metaphors<text:bookmark-end text:name="how-to-seed-relational-practices-in-the-community-garden-of-the-program-growing-gardening-metaphors"/></text:h>
      <text:p text:style-name="First_20_paragraph">We can substitute the metaphor of playground/ harbour with that of a walled garden.</text:p>
      <text:p text:style-name="Text_20_body">The title to this chapter is <text:span text:style-name="T3">Seeding and Nurturing Game Making Communities to Facilitate Learner Agency</text:span>. It could be extended to <text:span text:style-name="T3">Rewilding</text:span> metaphor to reflect the importance of leaving learners to evolve their own processes as a form of authorial and transformational agency, albeit within the forms of pedagogical walled gardens.</text:p>
      <text:h text:style-name="Heading_20_5" text:outline-level="5"><text:bookmark-start text:name="relational-agency-in-response-to-a-series-of-stimuli-participant-identity"/>Relational Agency in response to a series of stimuli participant identity<text:bookmark-end text:name="relational-agency-in-response-to-a-series-of-stimuli-participant-identity"/></text:h>
      <text:p text:style-name="First_20_paragraph">Learner agency in the form of choice over the chosen activity is present not only in the dimensions of the difficulty and theme of the game features they wished to add, but also in their approach to undertaking it.</text:p>
      <text:p text:style-name="Text_20_body">MOVE SOMEWHERE? DIVISION OF LABOUR - Some approached objectives in a methodical manner, others socially and others embracing a playfully disruptive stance. Some decided to focus extensively on the creation and implementation of graphical assets and level <text:soft-page-break/>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text:p>
      <text:p text:style-name="Text_20_body">Learners who had mastered the skills were asked by others for help, becoming domain experts, and thus providing additional affordances in the learning community and building an identify as specialist within it.</text:p>
      <text:p text:style-name="Text_20_body">It is of value to examine specialisation can be seen through the lens of double stimulation. The choice to specialise, marks a form of transformative agency. Participants craft for themselves a specialist status which becomes shared and celebrated by the group.</text:p>
      <text:h text:style-name="Heading_20_4" text:outline-level="4"><text:bookmark-start text:name="the-freedoms-and-restrictions-of-playgrounds"/>The freedoms and restrictions of playgrounds<text:bookmark-end text:name="the-freedoms-and-restrictions-of-playgrounds"/></text:h>
      <text:p text:style-name="First_20_paragraph">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p text:style-name="Text_20_body">MOVE to RECOMMENDATIONS? The concepts of affective space and magic circle as a way to encourage participants to improvise from a starting structure are of value to provide guidance to practitioners in the domain of informal digital design.</text:p>
      <text:h text:style-name="Heading_20_3" text:outline-level="3"><text:bookmark-start text:name="exploring-transformative-agency-using-the-metaphor-of-kedging-anchors"/>Exploring transformative agency using the metaphor of Kedging anchors<text:bookmark-end text:name="exploring-transformative-agency-using-the-metaphor-of-kedging-anchors"/></text:h>
      <text:p text:style-name="First_20_paragraph">Some sythethis on findings on transformative agency here, in particular in P1.</text:p>
      <text:h text:style-name="Heading_20_4" text:outline-level="4"><text:bookmark-start text:name="kedging-anchor-metaphor"/>Kedging anchor metaphor<text:bookmark-end text:name="kedging-anchor-metaphor"/></text:h>
      <text:p text:style-name="First_20_paragraph">As outlined in chapter 3, Sannino explains TADS using a metaphor of a using a kedging anchors.</text:p>
      <text:p text:style-name="Text_20_body">The following section integrates affordance theory into a metaphor to encompass concerns of a more structured learning design.</text:p>
      <text:h text:style-name="Heading_20_2" text:outline-level="2"><text:bookmark-start text:name="synthesis-section"/><text:soft-page-break/>Synthesis Section<text:bookmark-end text:name="synthesis-section"/></text:h>
      <text:p text:style-name="First_20_paragraph">INTRO SIGNPOSTING Here</text:p>
      <text:h text:style-name="Heading_20_3" text:outline-level="3"><text:bookmark-start text:name="synthesis---how-different-forms-of-agency-are-developed-and-transform-over-iterations-of-this-game-making-programme"/>SYNTHESIS - How different forms of agency are developed and transform over iterations of this game making programme<text:bookmark-end text:name="synthesis---how-different-forms-of-agency-are-developed-and-transform-over-iterations-of-this-game-making-programme"/></text:h>
      <text:h text:style-name="Heading_20_5" text:outline-level="5"><text:bookmark-start text:name="linking-to-anchors-to-affordences"/>LINKING TO ANCHORS TO AFFORDENCES<text:bookmark-end text:name="linking-to-anchors-to-affordences"/></text:h>
      <text:p text:style-name="First_20_paragraph">Thus affordances in the learning design can be viewed in this frame as a catching point for these anchors <text:reference-mark-start text:name="ZOTERO_ITEM CSL_CITATION {&quot;citationID&quot;:&quot;urldppnp&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8kVbzH7hX1"/>(Hopwood, 2022)<text:reference-mark-end text:name="ZOTERO_ITEM CSL_CITATION {&quot;citationID&quot;:&quot;urldppnp&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8kVbzH7hX1"/>. An effective learning environment provides a sea bed with many rocks (affordances) for warping anchors (volitional acts of participant agency to transform learning) <text:reference-mark-start text:name="ZOTERO_ITEM CSL_CITATION {&quot;citationID&quot;:&quot;vbcyemfv&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Eg7vK5yQu1"/>(Aagaard et al., 2022)<text:reference-mark-end text:name="ZOTERO_ITEM CSL_CITATION {&quot;citationID&quot;:&quot;vbcyemfv&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Eg7vK5yQu1"/>. TADS and the associated metaphor of warping anchors is normally applied in settings of group action.</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h text:style-name="Heading_20_4" text:outline-level="4"><text:bookmark-start text:name="proposal-on-shifting-forms-of-agency."/>Proposal on shifting forms of agency.<text:bookmark-end text:name="proposal-on-shifting-forms-of-agency."/></text:h>
      <text:p text:style-name="First_20_paragraph">Initial blocks are solved by heroic transformative agency of parents, children and facilitator.</text:p>
      <text:p text:style-name="Text_20_body">Then patterns and tools become established in the community, and agency shifts to be less authorial and more instrumental and relational.</text:p>
      <text:p text:style-name="Text_20_body">A question arises, is it less valueable in later iterations? Different stokes probably.</text:p>
      <text:h text:style-name="Heading_20_5" text:outline-level="5"><text:bookmark-start text:name="an-emerging-question---is-nurturing-agency-by-creating-space-for-emergent-practices-sustainable-for-ongoing-iterations-how-much-of-the-learnign-design-canshould-be-transferred-to-other-settings."/>AN EMERGING QUESTION - Is nurturing agency by creating space for emergent practices sustainable for ongoing iterations? How much of the learnign design can/should be transferred to other settings.<text:bookmark-end text:name="an-emerging-question---is-nurturing-agency-by-creating-space-for-emergent-practices-sustainable-for-ongoing-iterations-how-much-of-the-learnign-design-canshould-be-transferred-to-other-settings."/></text:h>
      <text:p text:style-name="First_20_paragraph">Is it a negative thinkg that later participants have less opportunity for transformative agency?</text:p>
      <text:p text:style-name="Text_20_body">Also - A personal refection while I love this aspect, but others can find it stressful. Different strokes.</text:p>
      <text:p text:style-name="Text_20_body">INTEGRATE SOME OF THIS INTO THE SECTIONS OR THE DISCUSSION ABOVE ON HARBOURS.</text:p>
      <text:p text:style-name="Text_20_body">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text:soft-page-break/>possible conflicts also reduces the potential for participants to solve them both individually and collective responses.</text:p>
      <text:p text:style-name="Text_20_body">To retain this potential for transformation it may be advantageous to keep some key areas of the learning design should be more open in structure to encourage the emergence of participant responses and novel practices.</text:p>
      <text:h text:style-name="Heading_20_5" text:outline-level="5"><text:bookmark-start text:name="recommendations-for-transfer-to-other-settings-with-different-requirements"/>Recommendations for transfer to other settings with different requirements<text:bookmark-end text:name="recommendations-for-transfer-to-other-settings-with-different-requirements"/></text:h>
      <text:p text:style-name="First_20_paragraph">Other research (5D in particular ) suggests that different ideocultures would emerge given the different contextual settings or requirements. Other settings may suit the introduction of other side missions and guiding narratives based on different motivations of the participants and the settings in which the programme was being run.</text:p>
      <text:p text:style-name="Text_20_body">Thus, this research does not suggest the learning design is adopted wholesale, instead proposes the following division for future work</text:p>
      <text:p text:style-name="P23">Keep / Start with</text:p>
      <text:list text:style-name="L22">
        <text:list-item>
          <text:p text:style-name="P25">Template of a game with a distinct and recognisable form &amp; realistic<text:line-break/></text:p>
        </text:list-item>
        <text:list-item>
          <text:p text:style-name="P25">GDPs used as a germ cell for following step wise activities</text:p>
          <text:list text:style-name="L23">
            <text:list-item>
              <text:p text:style-name="P26">analysis of games</text:p>
            </text:list-item>
            <text:list-item>
              <text:p text:style-name="P26">quick changes to template</text:p>
            </text:list-item>
            <text:list-item>
              <text:p text:style-name="P26">menu of GDPs</text:p>
            </text:list-item>
          </text:list>
        </text:list-item>
      </text:list>
      <text:p text:style-name="P2">Adapt as needed based on setting</text:p>
      <text:list text:style-name="L24">
        <text:list-item>
          <text:p text:style-name="P27">overarching narrative / driving motivation</text:p>
        </text:list-item>
        <text:list-item>
          <text:p text:style-name="P27">side missions, based on emerging patterns of behaviour or needs of setting</text:p>
        </text:list-item>
      </text:list>
      <text:h text:style-name="Heading_20_3" text:outline-level="3"><text:bookmark-start text:name="synthesis---the-interaction-of-flexible-deign-practices-the-collection-of-game-design-patterns-stepwise-scaffolding-of-learning-environments-and-new-understandings-of-agency."/>Synthesis - The interaction of flexible deign practices, the collection of Game Design Patterns, stepwise scaffolding of learning environments and new understandings of agency.<text:bookmark-end text:name="synthesis---the-interaction-of-flexible-deign-practices-the-collection-of-game-design-patterns-stepwise-scaffolding-of-learning-environments-and-new-understandings-of-agency."/></text:h>
      <text:p text:style-name="First_20_paragraph">SHOULD THIS GO FIRST IN SYTHESIS SECTION?</text:p>
      <text:p text:style-name="Text_20_body">BRING IN A SUMMARY OF LEARNING FROM THE PREVIOUS CHAPTER ON GDPS.</text:p>
      <text:p text:style-name="Text_20_body">In the previous chapter we explored the use of GDPs as a possible response to the challenges to project work and the lack of domain specific frameworks.</text:p>
      <text:p text:style-name="Text_20_body">The nature of the framework provided by game play design patterns can be explored through the lens of agency</text:p>
      <text:list text:style-name="L25">
        <text:list-item>
          <text:p text:style-name="P28">GDPs as a germ cell, used in different step wise projects which build one upon the other as a flexible but supporting scaffold.</text:p>
        </text:list-item>
        <text:list-item>
          <text:p text:style-name="P28">It’s a balance between structure and choice</text:p>
        </text:list-item>
        <text:list-item>
          <text:p text:style-name="P28">Menu facilitates a rhizomatic approach / within a structure</text:p>
        </text:list-item>
        <text:list-item>
          <text:p text:style-name="P28"><text:soft-page-break/>How this can be framed using understandings of agency and metaphors if this is helpful.</text:p>
        </text:list-item>
        <text:list-item>
          <text:p text:style-name="P28">The role of authenticity. (is this too much?)</text:p>
        </text:list-item>
      </text:list>
      <text:p text:style-name="First_20_paragraph">There is choice - and interaction - contribution to the overall object.</text:p>
      <text:h text:style-name="Heading_20_4" text:outline-level="4"><text:bookmark-start text:name="returning-to-the-concept-of-computational-fluency-with-a-lens-of-agency"/>Returning to the concept of computational fluency with a lens of agency<text:bookmark-end text:name="returning-to-the-concept-of-computational-fluency-with-a-lens-of-agency"/></text:h>
      <text:p text:style-name="First_20_paragraph">IS THERE A NEED FOR A SIMILAR DISCUSSION IN GDP CHAPTER?</text:p>
      <text:p text:style-name="Text_20_body">The term computational fluency (compared to digital literacy or computational thinking) best reflect the focus on development of agency outlined in this research.</text:p>
      <text:p text:style-name="Text_20_body">It is of merit to return to existing dimension in existing research and suggest additional analyis based on this research.</text:p>
      <text:p text:style-name="Text_20_body">Participant voice and expression: scaffolded and restricted in this design but to help development of next factor Community participation: The use of playtesting, and other community factors explored in Ch.6 and 7. Technical skills: Less a focus here than in CT but still a requirement, the reduced focus allows a different means of appropriation of the skills and concepts through guided participation and cultural participation.</text:p>
      <text:p text:style-name="Text_20_body">I propose that the journey by particpants to develop computational fluency involves all three aspects of agency explored in this chapter.</text:p>
      <text:p text:style-name="Text_20_body">In term of a progression to transformative / athorial agency, it is of value to explore conceptions of authorial creativity (of an everyday variety) rather than the high bar of transformation of fundamental system elements.</text:p>
      <text:h text:style-name="Heading_20_2" text:outline-level="2"><text:bookmark-start text:name="conclusion"/>Conclusion<text:bookmark-end text:name="conclusion"/></text:h>
      <text:p text:style-name="First_20_paragraph">In AT terminology, this chapter has in a general sense returned to the concrete (see Marx / Blunden).</text:p>
      <text:p text:style-name="Text_20_body">Chapter four outlined a design narrative where tools were chosen and adapted by myself and Participants in response to local context. Chapter five explored the emerging organisational unit of GDPs, and how they were used as meditational strategies.</text:p>
      <text:p text:style-name="Text_20_body">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text:p>
      <text:p text:style-name="Text_20_body">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commendations for facilitators and researchers. The scope of the applicability is addressed as the findings of this thesis can inform the wider <text:soft-page-break/>debate of how to best support project based learning in wider domains. Specifically the use of concrete design frameworks and step-based iterative project in scaffolding PBL.</text:p>
      <text:section text:style-name="Sect1" text:name="ZOTERO_BIBL {&quot;uncited&quot;:[],&quot;omitted&quot;:[],&quot;custom&quot;:[]} CSL_BIBLIOGRAPHY RNDbjfl7H9vA1">
        <text:p text:style-name="Bibliography_20_1">Aagaard, T., Bueie, A. and Hjukse, H. (2022) ‘Teacher educator in a digital age: A study of transformative agency.’ <text:span text:style-name="T2">Nordic Journal of Digital Literacy</text:span>, 17(1) pp. 31–45.</text:p>
        <text:p text:style-name="Bibliography_20_1">Aurava, R., Meriläinen, M., Kankainen, V. and Stenros, J. (2021) ‘Game jams in general formal education.’ <text:span text:style-name="T2">International Journal of Child-Computer Interaction</text:span>, 28, June, p. 100274.</text:p>
        <text:p text:style-name="Bibliography_20_1">Biffi, A., Bissola, R. and Imperatori, B. (2017) ‘Chasing innovation: a pilot case study of a rhizomatic design thinking education program.’ <text:span text:style-name="T2">Education + Training</text:span>, 59(9) pp. 957–977.</text:p>
        <text:p text:style-name="Bibliography_20_1">Engeström, Y. (2006) ‘Development, movement and agency: Breaking away into mycorrhizae activities.’ <text:span text:style-name="T2">Building activity theory in practice: Toward the next generation</text:span>, 1 pp. 1–43.</text:p>
        <text:p text:style-name="Bibliography_20_1">de Freitas, E. (2012) ‘The Classroom as Rhizome: New Strategies for Diagramming Knotted Interactions.’ <text:span text:style-name="T2">Qualitative Inquiry</text:span>, 18(7) pp. 557–570.</text:p>
        <text:p text:style-name="Bibliography_20_1">Fullerton, T. (2018) <text:span text:style-name="T2">Game Design Workshop: A Playcentric Approach to Creating Innovative Games, Fourth Edition</text:span>. 4 edition, Boca Raton: A K Peters/CRC Press.</text:p>
        <text:p text:style-name="Bibliography_20_1">Gabler, K., Gray, K., Shodhan, S. and Kucic, M. (2005) ‘How to prototype a game in under 7 days.’ <text:span text:style-name="T2">Gamasutra, October</text:span>, 26.</text:p>
        <text:p text:style-name="Bibliography_20_1">Goddard, W., Byrne, R. and Mueller, F. ‘Floyd’ (2014) ‘Playful Game Jams: Guidelines for Designed Outcomes.’ <text:span text:style-name="T2">In</text:span>. ACM Press, pp. 1–10.</text:p>
        <text:p text:style-name="Bibliography_20_1">Gutiérrez, K. D. and Rogoff, B. (2003) ‘Cultural Ways of Learning: Individual Traits or Repertoires of Practice.’ <text:span text:style-name="T2">Educational Researcher</text:span>, 32(5) pp. 19–25.</text:p>
        <text:p text:style-name="Bibliography_20_1">Haapasaari, A., Engeström, Y. and Kerosuo, H. (2016) ‘The emergence of learners’ transformative agency in a Change Laboratory intervention.’ <text:span text:style-name="T2">Journal of Education and Work</text:span>, 29(2) pp. 232–262.</text:p>
        <text:p text:style-name="Bibliography_20_1">Hagge, J. (2018) ‘Coding to Create: A Subtext of Decisions as Early Adolescents Design Digital Media.’ <text:span text:style-name="T2">Technology, Knowledge and Learning</text:span>, 23(2) pp. 247–271.</text:p>
        <text:p text:style-name="Bibliography_20_1">Hopwood, N. (2022) ‘Agency in cultural-historical activity theory: strengthening commitment to social transformation.’ <text:span text:style-name="T2">Mind, Culture, and Activity</text:span>. Routledge, 29(2) pp. 108–122.</text:p>
        <text:p text:style-name="Bibliography_20_1">Kuby, C. R. (2016) ‘Rhizomatic Possibilities for Writing Processes: Fluid Structures and Components.’ <text:span text:style-name="T2">In</text:span> <text:span text:style-name="T2">Reclaiming Early Childhood Literacies</text:span>. Routledge.</text:p>
        <text:p text:style-name="Bibliography_20_1">Matusov, E., von Duyke, K. and Kayumova, S. (2016) ‘Mapping Concepts of Agency in Educational Contexts.’ <text:span text:style-name="T2">Integrative Psychological and Behavioral Science</text:span>, 50(3) pp. 420–446.</text:p>
        <text:p text:style-name="Bibliography_20_1">Moje, E. B., Collazo, T., Carrillo, R. and Marx, R. W. (2001) ‘“Maestro, what is ‘quality’?”: <text:soft-page-break/>Language, literacy, and discourse in project-based science.’ <text:span text:style-name="T2">Journal of Research in Science Teaching</text:span>, 38(4) pp. 469–498.</text:p>
        <text:p text:style-name="Bibliography_20_1">Papert, S. (1980) <text:span text:style-name="T2">Mindstorms: children, computers, and powerful ideas</text:span>. New York: Basic Books.</text:p>
        <text:p text:style-name="Bibliography_20_1">Pogue, D. (2017) ‘User Manuals Are Mostly Gone--Which Is Both Good and Bad.’ <text:span text:style-name="T2">Scientific American</text:span>.</text:p>
        <text:p text:style-name="Bibliography_20_1">Resnick, M. (2007) ‘All I really need to know (about creative thinking) I learned (by studying how children learn) in kindergarten.’ <text:span text:style-name="T2">In</text:span> <text:span text:style-name="T2">Proceedings of the 6th ACM SIGCHI conference on Creativity &amp; cognition</text:span>. ACM, pp. 1–6.</text:p>
        <text:p text:style-name="Bibliography_20_1">Resnick, M. (2012) ‘Mother’s Day, Warrior Cats, and Digital Fluency: Stories from the Scratch Online Community.’ <text:span text:style-name="T2">In</text:span> <text:span text:style-name="T2">Proceedings of the Constructionism 2012 conference. Athens, Greece</text:span>.</text:p>
        <text:p text:style-name="Bibliography_20_1">Rogoff, B. (2003) <text:span text:style-name="T2">The cultural nature of human development</text:span>. Oxford [UK] ;a New York: Oxford University Press.</text:p>
        <text:p text:style-name="Bibliography_20_1">Sannino, A., Engeström, Y. and Lemos, M. (2016) ‘Formative Interventions for Expansive Learning and Transformative Agency.’ <text:span text:style-name="T2">Journal of the Learning Sciences</text:span>, 25(4) pp. 599–633.</text:p>
        <text:p text:style-name="Bibliography_20_1">Sutton-smith, B. (2001) <text:span text:style-name="T2">The Ambiguity of Play</text:span>. New Ed edition, Cambridge, Mass.: Harvard University Press.</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4-12-02T14:19:23Z</meta:creation-date>
    <dc:date>2024-12-02T14:20:45.755764091</dc:date>
    <meta:editing-duration>PT1M8S</meta:editing-duration>
    <meta:editing-cycles>1</meta:editing-cycles>
    <meta:document-statistic meta:table-count="1" meta:image-count="0" meta:object-count="0" meta:page-count="22" meta:paragraph-count="325" meta:word-count="8308" meta:character-count="52894" meta:non-whitespace-character-count="44983"/>
    <meta:user-defined meta:name="ZOTERO_PREF_1">&lt;data data-version="3" zotero-version="7.0.9"&gt;&lt;session id="2JuwT5I8"/&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THI</meta:user-defined>
    <meta:user-defined meta:name="layout">post</meta:user-defined>
    <meta:user-defined meta:name="zotero" meta:value-type="string"/>
  </office:meta>
</office:document-meta>
</file>